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officeooo:rsid="00195c5b" officeooo:paragraph-rsid="00195c5b"/>
    </style:style>
    <style:style style:name="P2" style:family="paragraph" style:parent-style-name="Standard">
      <style:paragraph-properties fo:text-align="center" style:justify-single-word="false"/>
      <style:text-properties officeooo:rsid="00195c5b" officeooo:paragraph-rsid="00195c5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95c5b" officeooo:paragraph-rsid="00195c5b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a61b5" officeooo:paragraph-rsid="001a61b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a61b5" officeooo:paragraph-rsid="001bb1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1bb1e1" officeooo:paragraph-rsid="001bb1e1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1bb1e1" officeooo:paragraph-rsid="001bb1e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61b5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bb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стреча с <text:span text:style-name="T1">Dr.Web</text:span></text:p>
      <text:p text:style-name="P3">Вирусный анализ 101</text:p>
      <text:p text:style-name="P1"><text:a xlink:type="simple" xlink:href="https://crackmes.one/" text:style-name="Internet_20_link" text:visited-style-name="Visited_20_Internet_20_Link"><text:span text:style-name="T2">https://crackmes.one</text:span></text:a></text:p>
      <text:p text:style-name="P4"><text:span text:style-name="T1">FAR – </text:span><text:span text:style-name="T3">это классика.</text:span></text:p>
      <text:p text:style-name="P4"><text:span text:style-name="T1">HUE </text:span><text:span text:style-name="T3">16-ричный редактор. Обфускация помогает защитить файлы.</text:span></text:p>
      <text:p text:style-name="P5"><text:span text:style-name="T3">Дизассемблер превращает байт в ассемблерный листинг. Линукс и Виндоус файлыы отличаются.</text:span></text:p>
      <text:p text:style-name="P5"><text:span text:style-name="T4">Восстановление таблицы импортов — нелегкая и важная задача. </text:span></text:p>
      <text:p text:style-name="P6"><text:span text:style-name="T3">Группы вирусов: винлокеры, майнеры, стилеры, ботнеты, энкодеры.</text:span></text:p>
      <text:p text:style-name="P7">IDA <text:span text:style-name="T3">строит граф и делит на кусочки. Блок-схему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6:12:02.277000000</meta:creation-date>
    <dc:date>2023-02-10T16:57:23.940000000</dc:date>
    <meta:editing-duration>PT24M40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9" meta:word-count="50" meta:character-count="391" meta:non-whitespace-character-count="347"/>
  </office:meta>
</office:document-meta>
</file>